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background-color="#ff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Shaviro, 2003 #966}</text:p>
      <text:p text:style-name="P1"/>
      <text:p text:style-name="Text_20_body">A network has no goal outside itself and therefore no objective measure of satiety. It strives only to maintain itself. But such self-maintenance is an endless task: a network's labor is never done. 11</text:p>
      <text:p text:style-name="P1">So this is what it means to live in the network society. We have moved out of time and into space. Anything you want is yours for the asking. 249</text:p>
      <text:p text:style-name="P1">The one real innovation of the network society is this: <text:s/>surplus extraction is at the center of consumption as well as production. 249</text:p>
      <text:p text:style-name="P2">What's missing is what is <text:span text:style-name="T1">more than information: </text:span><text:span text:style-name="T2">the qualitative dimension of experience or the continuum of analog space in between all those ones and zeroes. From a certain point of view, of course, this surplus is nothing at all. It is empty and insubstantial, almost by definition. <text:s/>… But this </text:span><text:span text:style-name="T1">nothing </text:span><text:span text:style-name="T2">is precisely the point. Because of this nothing, too much is never enough, and our desires are never satisfied. 249-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</meta:initial-creator>
    <meta:creation-date>2008-12-01T09:55:53.56</meta:creation-date>
    <dc:date>2009-08-05T12:56:43.17</dc:date>
    <dc:creator>abm </dc:creator>
    <meta:editing-duration>PT03H51M55S</meta:editing-duration>
    <meta:editing-cycles>7</meta:editing-cycles>
    <meta:generator>OpenOffice.org/3.1$Win32 OpenOffice.org_project/310m11$Build-9399</meta:generator>
    <meta:document-statistic meta:table-count="0" meta:image-count="0" meta:object-count="0" meta:page-count="1" meta:paragraph-count="5" meta:word-count="162" meta:character-count="924"/>
    <meta:user-defined meta:name="Info 1"/>
    <meta:user-defined meta:name="Info 2"/>
    <meta:user-defined meta:name="Info 3"/>
    <meta:user-defined meta:name="Info 4"/>
  </office:meta>
</office:document-meta>
</file>